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1.097cm" fo:min-width="3.541cm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3.691cm"/>
    </style:style>
    <style:style style:name="gr3" style:family="graphic" style:parent-style-name="standard">
      <style:graphic-properties draw:textarea-horizontal-align="justify" draw:textarea-vertical-align="middle" draw:auto-grow-height="false" fo:min-height="0.919cm" fo:min-width="1.836cm"/>
    </style:style>
    <style:style style:name="gr4" style:family="graphic" style:parent-style-name="standard">
      <style:graphic-properties draw:textarea-horizontal-align="justify" draw:textarea-vertical-align="middle" draw:auto-grow-height="false" fo:min-height="1.726cm" fo:min-width="6.595cm"/>
    </style:style>
    <style:style style:name="gr5" style:family="graphic" style:parent-style-name="standard">
      <style:graphic-properties draw:textarea-horizontal-align="justify" draw:textarea-vertical-align="middle" draw:auto-grow-height="false" fo:min-height="1.306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948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861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15cm" svg:height="1.905cm" svg:x="10.017cm" svg:y="1.381cm">
          <text:p text:style-name="P1">Input:</text:p>
          <text:p text:style-name="P1">Foliage dens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191cm" svg:height="1.397cm" svg:x="5.191cm" svg:y="4.683cm">
          <text:p text:style-name="P1">Scatter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1cm" svg:height="1.397cm" svg:x="14.716cm" svg:y="4.683cm">
          <text:p text:style-name="P1">Clusterin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2cm" svg:height="1.651cm" svg:x="4.937cm" svg:y="7.985cm">
          <text:p text:style-name="P1">Single</text:p>
          <text:p text:style-name="P1">Lea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0.033cm" svg:height="2.794cm" svg:x="11.287cm" svg:y="7.985cm">
          <text:p text:style-name="P1">Foliage</text:p>
          <text:p text:style-name="P1">(Overlapping</text:p>
          <text:p text:style-name="P1">leave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1.778cm" svg:x="16.494cm" svg:y="6.20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635cm" svg:height="1.778cm" svg:x="6.334cm" svg:y="6.20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635cm" svg:height="1.369cm" draw:transform="skewX (-0.692197581340951) translate (14.597cm 3.187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0.635cm" svg:height="1.269cm" draw:transform="skewX (0.775798852511479) translate (10.5cm 3.1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1T20:51:22.454134330</meta:creation-date>
    <dc:date>2016-12-05T17:33:37.615395401</dc:date>
    <meta:editing-duration>PT25M56S</meta:editing-duration>
    <meta:editing-cycles>7</meta:editing-cycles>
    <meta:generator>LibreOffice/5.1.4.2$Linux_X86_64 LibreOffice_project/10m0$Build-2</meta:generator>
    <meta:document-statistic meta:object-count="9"/>
  </office:meta>
</office:document-meta>
</file>